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toTypeReferences( Class &lt; ? &gt; ... proxiedInterf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kProxyH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Hin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er.onReachableType( TypeReference reach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ProxyHint.of( TypeReference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Hint.JdkProxyHint(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proxiedInterfaces( Class &lt; ? &gt;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ProxyHint.getProxied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Hint.get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proxiedInterfaces( TypeReference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Hint.of( Class &lt; ? &gt;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